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, sans-serif"/>
    <style:font-face style:name="apple-system" svg:font-family="apple-system, BlinkMacSystemFont, 'Segoe UI', Roboto, 'Helvetica Neue', Arial, sans-serif, 'Apple Color Emoji', 'Segoe UI Emoji', 'Segoe UI Symbol', 'Noto Color Emoji'"/>
  </office:font-face-decls>
  <office:automatic-styles>
    <style:style style:name="P1" style:family="paragraph" style:parent-style-name="Standard">
      <style:text-properties fo:text-transform="uppercase" fo:color="#1c1c1c" loext:opacity="100%" style:font-name="Arial" fo:font-size="10pt" fo:letter-spacing="normal" fo:language="en" fo:country="GB" fo:font-style="normal" fo:font-weight="normal" officeooo:rsid="000e63a3" officeooo:paragraph-rsid="000e63a3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Arial" fo:font-size="10pt" fo:language="en" fo:country="GB" fo:font-weight="normal" officeooo:rsid="000e63a3" officeooo:paragraph-rsid="000e63a3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Arial" fo:font-size="10pt" fo:language="bg" fo:country="BG" fo:font-weight="normal" officeooo:rsid="000efb98" officeooo:paragraph-rsid="000efb98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Arial" fo:font-size="10pt" fo:language="bg" fo:country="BG" fo:font-weight="normal" officeooo:rsid="00121451" officeooo:paragraph-rsid="00121451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Arial" fo:font-weight="normal" officeooo:paragraph-rsid="00121451"/>
    </style:style>
    <style:style style:name="P6" style:family="paragraph" style:parent-style-name="Text_20_body">
      <style:text-properties fo:text-transform="uppercase" fo:color="#1c1c1c" loext:opacity="100%" style:font-name="Ubuntu" fo:font-size="10.8000001907349pt" fo:letter-spacing="normal" fo:language="en" fo:country="GB" fo:font-style="normal" fo:font-weight="normal" officeooo:rsid="000e63a3" officeooo:paragraph-rsid="000e63a3"/>
    </style:style>
    <style:style style:name="P7" style:family="paragraph" style:parent-style-name="Text_20_body">
      <style:text-properties fo:text-transform="uppercase" fo:color="#1c1c1c" loext:opacity="100%" style:font-name="Ubuntu" fo:font-size="10.8000001907349pt" fo:letter-spacing="normal" fo:language="bg" fo:country="BG" fo:font-style="normal" fo:font-weight="normal" officeooo:rsid="000efb98" officeooo:paragraph-rsid="000efb98"/>
    </style:style>
    <style:style style:name="T1" style:family="text">
      <style:text-properties fo:font-variant="normal" fo:text-transform="none" fo:color="#343434" loext:opacity="100%" style:font-name="Ubuntu" fo:font-size="7.80000019073486pt" fo:letter-spacing="normal" fo:font-style="normal"/>
    </style:style>
    <style:style style:name="T2" style:family="text">
      <style:text-properties fo:font-variant="normal" fo:text-transform="none" fo:color="#343434" loext:opacity="100%" style:font-name="Ubuntu" fo:font-size="7.80000019073486pt" fo:letter-spacing="normal" fo:font-style="normal" fo:font-weight="normal"/>
    </style:style>
    <style:style style:name="T3" style:family="text">
      <style:text-properties fo:font-variant="normal" fo:text-transform="none" fo:color="#343434" loext:opacity="100%" style:font-name="Ubuntu" fo:font-size="7.80000019073486pt" fo:letter-spacing="normal" fo:language="en" fo:country="GB" fo:font-style="normal"/>
    </style:style>
    <style:style style:name="T4" style:family="text">
      <style:text-properties fo:font-variant="normal" fo:text-transform="none" fo:color="#343434" loext:opacity="100%" style:font-name="Ubuntu" fo:font-size="7.80000019073486pt" fo:letter-spacing="normal" fo:language="en" fo:country="GB" fo:font-style="normal" fo:font-weight="normal" officeooo:rsid="000e63a3"/>
    </style:style>
    <style:style style:name="T5" style:family="text">
      <style:text-properties fo:font-variant="normal" fo:text-transform="none" fo:color="#343434" loext:opacity="100%" style:font-name="Ubuntu" fo:font-size="7.80000019073486pt" fo:letter-spacing="normal" fo:language="en" fo:country="US" fo:font-style="normal"/>
    </style:style>
    <style:style style:name="T6" style:family="text">
      <style:text-properties fo:font-variant="normal" fo:text-transform="none" fo:color="#343434" loext:opacity="100%" fo:font-size="7.80000019073486pt" fo:letter-spacing="normal" fo:language="en" fo:country="GB" fo:font-style="normal" fo:font-weight="normal" officeooo:rsid="000e63a3"/>
    </style:style>
    <style:style style:name="T7" style:family="text">
      <style:text-properties fo:font-variant="normal" fo:text-transform="none" fo:color="#343434" loext:opacity="100%" fo:font-size="7.80000019073486pt" fo:letter-spacing="normal" fo:font-style="normal"/>
    </style:style>
    <style:style style:name="T8" style:family="text">
      <style:text-properties fo:font-variant="normal" fo:text-transform="none" fo:color="#343434" loext:opacity="100%" fo:font-size="7.80000019073486pt" fo:letter-spacing="normal" fo:font-style="normal" fo:font-weight="normal"/>
    </style:style>
    <style:style style:name="T9" style:family="text">
      <style:text-properties fo:font-variant="normal" fo:text-transform="none" fo:color="#343434" loext:opacity="100%" fo:letter-spacing="normal" fo:language="en" fo:country="GB" fo:font-style="normal" fo:font-weight="normal" officeooo:rsid="000e63a3"/>
    </style:style>
    <style:style style:name="T10" style:family="text">
      <style:text-properties fo:font-variant="normal" fo:text-transform="none" fo:color="#343434" loext:opacity="100%" fo:letter-spacing="normal" fo:language="en" fo:country="GB" fo:font-style="normal" officeooo:rsid="000e63a3"/>
    </style:style>
    <style:style style:name="T11" style:family="text">
      <style:text-properties fo:font-variant="normal" fo:text-transform="none" fo:color="#343434" loext:opacity="100%" fo:letter-spacing="normal" fo:language="en" fo:country="GB" fo:font-style="normal" officeooo:rsid="00103c4f"/>
    </style:style>
    <style:style style:name="T12" style:family="text">
      <style:text-properties fo:font-variant="normal" fo:text-transform="none" fo:color="#343434" loext:opacity="100%" fo:letter-spacing="normal" fo:font-style="normal"/>
    </style:style>
    <style:style style:name="T13" style:family="text">
      <style:text-properties fo:font-variant="normal" fo:text-transform="none" fo:color="#343434" loext:opacity="100%" fo:letter-spacing="normal" fo:font-style="normal" fo:font-weight="normal"/>
    </style:style>
    <style:style style:name="T14" style:family="text">
      <style:text-properties fo:font-variant="normal" fo:text-transform="none" fo:color="#343434" loext:opacity="100%" fo:letter-spacing="normal" fo:language="en" fo:country="US" fo:font-style="normal" officeooo:rsid="00103c4f"/>
    </style:style>
    <style:style style:name="T15" style:family="text">
      <style:text-properties fo:font-variant="normal" fo:text-transform="none" fo:color="#343434" loext:opacity="100%" style:font-name="apple-system" fo:letter-spacing="normal" fo:font-style="normal"/>
    </style:style>
    <style:style style:name="T16" style:family="text">
      <style:text-properties fo:font-variant="normal" fo:text-transform="none" fo:color="#343434" loext:opacity="100%" fo:font-size="10pt" fo:letter-spacing="normal" fo:language="bg" fo:country="BG" fo:font-style="normal" officeooo:rsid="00121451" style:font-size-asian="10pt" style:font-weight-asian="normal" style:font-size-complex="10pt" style:font-weight-complex="normal"/>
    </style:style>
    <style:style style:name="T17" style:family="text">
      <style:text-properties fo:language="en" fo:country="G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 Mer Project</text:p>
      <text:p text:style-name="P1"/>
      <text:p text:style-name="P2"><text:s/></text:p>
      <text:p text:style-name="P3">Жилищна сграда <text:span text:style-name="T17">La Mer Silver Residence </text:span>е ситуирана в <text:span text:style-name="T10"><text:s/>к.к. Слънчев бря</text:span><text:span text:style-name="T12">г</text:span></text:p>
      <text:p text:style-name="P3"><text:span text:style-name="T12"/></text:p>
      <text:p text:style-name="P3"><text:span text:style-name="T12">Жилищна</text:span><text:span text:style-name="T14">ta</text:span><text:span text:style-name="T12"> сграда е <text:s/>с луксозно изпълнение и високо качество на строителството. В допълнение комплекса е идеален за целогодишно живеене. </text:span></text:p>
      <text:p text:style-name="P3"><text:span text:style-name="T12"/></text:p>
      <text:p text:style-name="P4"><text:span text:style-name="T12">Сградата е дело на арх. Радостина Лостова- Жечева</text:span></text:p>
      <text:p text:style-name="P5"><text:span text:style-name="T16">Инвеститор <text:s/></text:span><text:span text:style-name="T15">ГМК ИНВЕСТ ООД</text:span></text:p>
      <text:p text:style-name="P4"><text:span text:style-name="T1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, sans-serif"/>
    <style:font-face style:name="apple-system" svg:font-family="apple-system, BlinkMacSystemFont, 'Segoe UI', Roboto, 'Helvetica Neue', Arial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bg" fo:country="BG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1T11:45:43.740000000</meta:creation-date>
    <dc:date>2024-08-01T13:36:43.973000000</dc:date>
    <meta:editing-duration>PT11M46S</meta:editing-duration>
    <meta:editing-cycles>4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6" meta:word-count="46" meta:character-count="297" meta:non-whitespace-character-count="251"/>
  </office:meta>
</office:document-meta>
</file>